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start" style:justify-single-word="false"/>
      <style:text-properties officeooo:rsid="000c4f06" officeooo:paragraph-rsid="000c4f06"/>
    </style:style>
    <style:style style:name="P2" style:family="paragraph" style:parent-style-name="SF-paragrafo">
      <style:paragraph-properties fo:text-align="start" style:justify-single-word="false"/>
      <style:text-properties officeooo:rsid="000c4f06" officeooo:paragraph-rsid="000c4f06"/>
    </style:style>
    <style:style style:name="P3" style:family="paragraph" style:parent-style-name="SF-paragrafo">
      <style:text-properties officeooo:rsid="001ac5c3" officeooo:paragraph-rsid="001d7541"/>
    </style:style>
    <style:style style:name="P4" style:family="paragraph" style:parent-style-name="SF-paragrafo">
      <style:text-properties officeooo:paragraph-rsid="00228eca"/>
    </style:style>
    <style:style style:name="P5" style:family="paragraph" style:parent-style-name="SF-paragrafo">
      <style:text-properties officeooo:rsid="00228eca" officeooo:paragraph-rsid="00228eca"/>
    </style:style>
    <style:style style:name="P6" style:family="paragraph" style:parent-style-name="SF-paragrafo">
      <style:text-properties officeooo:rsid="0023efa5" officeooo:paragraph-rsid="0023efa5"/>
    </style:style>
    <style:style style:name="P7" style:family="paragraph" style:parent-style-name="SF-paragrafo">
      <style:text-properties officeooo:rsid="0024b591" officeooo:paragraph-rsid="0024b591"/>
    </style:style>
    <style:style style:name="P8" style:family="paragraph" style:parent-style-name="SF-paragrafo">
      <style:text-properties officeooo:rsid="0024b591" officeooo:paragraph-rsid="002959d4"/>
    </style:style>
    <style:style style:name="P9" style:family="paragraph" style:parent-style-name="SF-paragrafo">
      <style:text-properties officeooo:rsid="0008b63f"/>
    </style:style>
    <style:style style:name="P10" style:family="paragraph" style:parent-style-name="SF-paragrafo">
      <style:text-properties officeooo:rsid="0029b025" officeooo:paragraph-rsid="0029b025"/>
    </style:style>
    <style:style style:name="P11" style:family="paragraph" style:parent-style-name="SF-paragrafo">
      <style:text-properties officeooo:rsid="0029b025" officeooo:paragraph-rsid="002c770b"/>
    </style:style>
    <style:style style:name="P12" style:family="paragraph" style:parent-style-name="SF-paragrafo">
      <style:text-properties officeooo:rsid="002c770b" officeooo:paragraph-rsid="002c770b"/>
    </style:style>
    <style:style style:name="P13" style:family="paragraph" style:parent-style-name="SF-paragrafo">
      <style:text-properties officeooo:rsid="002d9293" officeooo:paragraph-rsid="002d9293"/>
    </style:style>
    <style:style style:name="P14" style:family="paragraph" style:parent-style-name="SF-paragrafo">
      <style:text-properties officeooo:rsid="002df47e" officeooo:paragraph-rsid="002df47e"/>
    </style:style>
    <style:style style:name="P15" style:family="paragraph" style:parent-style-name="SF-paragrafo">
      <style:text-properties officeooo:rsid="002eae4f" officeooo:paragraph-rsid="002eae4f"/>
    </style:style>
    <style:style style:name="P16" style:family="paragraph" style:parent-style-name="SF-paragrafo">
      <style:paragraph-properties fo:margin-left="0mm" fo:margin-right="0mm" fo:text-indent="0mm" style:auto-text-indent="false"/>
      <style:text-properties officeooo:rsid="00167e74" officeooo:paragraph-rsid="000c4f06"/>
    </style:style>
    <style:style style:name="P17" style:family="paragraph" style:parent-style-name="SF-paragrafo">
      <style:paragraph-properties fo:margin-left="0mm" fo:margin-right="0mm" fo:text-indent="0mm" style:auto-text-indent="false"/>
      <style:text-properties officeooo:rsid="00167e74" officeooo:paragraph-rsid="00167e74"/>
    </style:style>
    <style:style style:name="P18" style:family="paragraph" style:parent-style-name="Footnote">
      <style:text-properties officeooo:rsid="000f461d" officeooo:paragraph-rsid="001d7541"/>
    </style:style>
    <style:style style:name="P19" style:family="paragraph" style:parent-style-name="Footnote">
      <style:text-properties officeooo:paragraph-rsid="001d7541"/>
    </style:style>
    <style:style style:name="P20" style:family="paragraph" style:parent-style-name="Heading_20_1">
      <style:paragraph-properties fo:text-align="center" style:justify-single-word="false"/>
      <style:text-properties officeooo:paragraph-rsid="00309692"/>
    </style:style>
    <style:style style:name="P21" style:family="paragraph" style:parent-style-name="Text_20_body">
      <style:paragraph-properties fo:text-align="center" style:justify-single-word="false"/>
      <style:text-properties fo:font-size="10pt" officeooo:rsid="00309692" officeooo:paragraph-rsid="00309692" style:font-size-asian="8.75pt" style:font-size-complex="10pt"/>
    </style:style>
    <style:style style:name="P22" style:family="paragraph" style:parent-style-name="Text_20_body">
      <style:paragraph-properties fo:text-align="center" style:justify-single-word="false"/>
      <style:text-properties fo:font-size="12pt" officeooo:rsid="002efba9" officeooo:paragraph-rsid="002efba9" style:font-size-asian="12pt" style:font-size-complex="12pt"/>
    </style:style>
    <style:style style:name="P23" style:family="paragraph" style:parent-style-name="Text_20_body">
      <style:paragraph-properties fo:text-align="center" style:justify-single-word="false"/>
      <style:text-properties fo:font-size="12pt" officeooo:rsid="00309692" officeooo:paragraph-rsid="00309692" style:font-size-asian="12pt" style:font-size-complex="12pt"/>
    </style:style>
    <style:style style:name="P24" style:family="paragraph" style:parent-style-name="Text_20_body">
      <style:paragraph-properties fo:text-align="start" style:justify-single-word="false"/>
      <style:text-properties officeooo:rsid="0006f24f" officeooo:paragraph-rsid="0032efb5"/>
    </style:style>
    <style:style style:name="P25" style:family="paragraph" style:parent-style-name="Text_20_body">
      <style:paragraph-properties fo:text-align="start" style:justify-single-word="false"/>
      <style:text-properties officeooo:rsid="000b277b" officeooo:paragraph-rsid="0032efb5"/>
    </style:style>
    <style:style style:name="P26" style:family="paragraph" style:parent-style-name="SF-paragrafo" style:list-style-name="WWNum6">
      <style:text-properties officeooo:paragraph-rsid="000c4f06"/>
    </style:style>
    <style:style style:name="P27" style:family="paragraph" style:parent-style-name="SF-paragrafo" style:list-style-name="WWNum6">
      <style:text-properties officeooo:paragraph-rsid="0038c805"/>
    </style:style>
    <style:style style:name="P28" style:family="paragraph" style:parent-style-name="SF-paragrafo" style:list-style-name="L1">
      <style:text-properties officeooo:rsid="00228eca" officeooo:paragraph-rsid="00228eca"/>
    </style:style>
    <style:style style:name="P29" style:family="paragraph" style:parent-style-name="SF-paragrafo" style:list-style-name="L2">
      <style:text-properties officeooo:rsid="0024b591" officeooo:paragraph-rsid="0024b591"/>
    </style:style>
    <style:style style:name="P30" style:family="paragraph" style:parent-style-name="SF-paragrafo">
      <style:text-properties fo:font-style="normal" officeooo:rsid="002eae4f" officeooo:paragraph-rsid="002eae4f" style:font-style-asian="normal" style:font-style-complex="normal"/>
    </style:style>
    <style:style style:name="P31" style:family="paragraph" style:parent-style-name="Heading_20_4">
      <style:text-properties officeooo:rsid="002c770b" officeooo:paragraph-rsid="002c770b"/>
    </style:style>
    <style:style style:name="P32" style:family="paragraph" style:parent-style-name="Heading_20_5">
      <style:text-properties officeooo:rsid="001d976f" officeooo:paragraph-rsid="001d976f"/>
    </style:style>
    <style:style style:name="P33" style:family="paragraph" style:parent-style-name="Heading_20_5">
      <style:text-properties officeooo:rsid="0029b025" officeooo:paragraph-rsid="0029b025"/>
    </style:style>
    <style:style style:name="P34" style:family="paragraph" style:parent-style-name="Heading_20_5">
      <style:text-properties officeooo:rsid="002c770b"/>
    </style:style>
    <style:style style:name="P35" style:family="paragraph" style:parent-style-name="Heading_20_5">
      <style:text-properties officeooo:rsid="002d9293" officeooo:paragraph-rsid="002d9293"/>
    </style:style>
    <style:style style:name="P36" style:family="paragraph" style:parent-style-name="Heading_20_5">
      <style:text-properties fo:font-style="italic" style:font-style-asian="italic" style:font-style-complex="italic"/>
    </style:style>
    <style:style style:name="T1" style:family="text">
      <style:text-properties officeooo:rsid="0008b63f"/>
    </style:style>
    <style:style style:name="T2" style:family="text">
      <style:text-properties fo:font-style="italic" style:font-style-asian="italic" style:font-style-complex="italic"/>
    </style:style>
    <style:style style:name="T3" style:family="text">
      <style:text-properties fo:font-style="italic" officeooo:rsid="000e28b4" style:font-style-asian="italic" style:font-style-complex="italic"/>
    </style:style>
    <style:style style:name="T4" style:family="text">
      <style:text-properties fo:font-style="italic" officeooo:rsid="000f461d" style:font-style-asian="italic" style:font-style-complex="italic"/>
    </style:style>
    <style:style style:name="T5" style:family="text">
      <style:text-properties fo:font-style="italic" officeooo:rsid="00120721" style:font-style-asian="italic" style:font-style-complex="italic"/>
    </style:style>
    <style:style style:name="T6" style:family="text">
      <style:text-properties fo:font-style="italic" officeooo:rsid="001ef8dc" style:font-style-asian="italic" style:font-style-complex="italic"/>
    </style:style>
    <style:style style:name="T7" style:family="text">
      <style:text-properties fo:font-style="italic" officeooo:rsid="0034378c" style:font-style-asian="italic" style:font-style-complex="italic"/>
    </style:style>
    <style:style style:name="T8" style:family="text">
      <style:text-properties fo:font-style="italic" officeooo:rsid="0010ef93" style:font-style-asian="italic" style:font-style-complex="italic"/>
    </style:style>
    <style:style style:name="T9" style:family="text">
      <style:text-properties fo:font-style="italic" officeooo:rsid="002ad271" style:font-style-asian="italic" style:font-style-complex="italic"/>
    </style:style>
    <style:style style:name="T10" style:family="text">
      <style:text-properties fo:font-style="italic" officeooo:rsid="003bfb05"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officeooo:rsid="000e28b4"/>
    </style:style>
    <style:style style:name="T13" style:family="text">
      <style:text-properties officeooo:rsid="000f461d"/>
    </style:style>
    <style:style style:name="T14" style:family="text">
      <style:text-properties fo:font-style="normal" style:font-style-asian="normal" style:font-style-complex="normal"/>
    </style:style>
    <style:style style:name="T15" style:family="text">
      <style:text-properties fo:font-style="normal" officeooo:rsid="000e28b4" style:font-style-asian="normal" style:font-style-complex="normal"/>
    </style:style>
    <style:style style:name="T16" style:family="text">
      <style:text-properties fo:font-style="normal" fo:font-weight="bold" officeooo:rsid="0032200f" style:font-style-asian="normal" style:font-weight-asian="bold" style:font-style-complex="normal" style:font-weight-complex="bold"/>
    </style:style>
    <style:style style:name="T17" style:family="text">
      <style:text-properties officeooo:rsid="0010ef93"/>
    </style:style>
    <style:style style:name="T18" style:family="text">
      <style:text-properties officeooo:rsid="00120721"/>
    </style:style>
    <style:style style:name="T19" style:family="text">
      <style:text-properties officeooo:rsid="0013f98f"/>
    </style:style>
    <style:style style:name="T20" style:family="text">
      <style:text-properties officeooo:rsid="0014fda4"/>
    </style:style>
    <style:style style:name="T21" style:family="text">
      <style:text-properties officeooo:rsid="00168aeb"/>
    </style:style>
    <style:style style:name="T22" style:family="text">
      <style:text-properties officeooo:rsid="00179d3e"/>
    </style:style>
    <style:style style:name="T23" style:family="text">
      <style:text-properties officeooo:rsid="001bf9ce"/>
    </style:style>
    <style:style style:name="T24" style:family="text">
      <style:text-properties officeooo:rsid="001ef8dc"/>
    </style:style>
    <style:style style:name="T25" style:family="text">
      <style:text-properties officeooo:rsid="002959d4"/>
    </style:style>
    <style:style style:name="T26" style:family="text">
      <style:text-properties officeooo:rsid="002ad271"/>
    </style:style>
    <style:style style:name="T27" style:family="text">
      <style:text-properties officeooo:rsid="0024b591"/>
    </style:style>
    <style:style style:name="T28" style:family="text">
      <style:text-properties officeooo:rsid="002df47e"/>
    </style:style>
    <style:style style:name="T29" style:family="text">
      <style:text-properties officeooo:rsid="0032200f"/>
    </style:style>
    <style:style style:name="T30" style:family="text">
      <style:text-properties officeooo:rsid="0032efb5"/>
    </style:style>
    <style:style style:name="T31" style:family="text">
      <style:text-properties officeooo:rsid="0034378c"/>
    </style:style>
    <style:style style:name="T32" style:family="text">
      <style:text-properties officeooo:rsid="0038e693"/>
    </style:style>
    <style:style style:name="T33" style:family="text">
      <style:text-properties officeooo:rsid="0039f400"/>
    </style:style>
    <style:style style:name="T34" style:family="text">
      <style:text-properties officeooo:rsid="003b17db"/>
    </style:style>
    <style:style style:name="T35" style:family="text">
      <style:text-properties officeooo:rsid="003bac23"/>
    </style:style>
    <style:style style:name="T36" style:family="text">
      <style:text-properties officeooo:rsid="003bfb0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viluppo didattica online</text:p>
      <text:p text:style-name="P22">Andreas R. Formiconi</text:p>
      <text:p text:style-name="P23">Università degli Studi di Firenze</text:p>
      <text:p text:style-name="P21">7 dicembre <text:span text:style-name="T29">2015</text:span></text:p>
      <text:p text:style-name="Heading_20_4">Introduzione</text:p>
      <text:p text:style-name="P24">Questa<text:span text:style-name="T19"> </text:span>bozza di progetto <text:span text:style-name="T1">esplicita il tema della didattica online menzionato nel Piano Strategico 2016-2018 dell'Università degli Studi di Firenze. </text:span></text:p>
      <text:p text:style-name="P25"><text:span text:style-name="T31">Il progetto si propone di realizzare un sistema</text:span> <text:span text:style-name="T30">che</text:span> si articola in un <text:span text:style-name="T20">ventaglio</text:span> di modalità didattiche, <text:span text:style-name="T30">supportate da</text:span> un insieme di servizi <text:span text:style-name="T30">informatici e di consultazione che consentano di coadiuvare i docenti nella preparazione e nella conduzione dei corsi</text:span>. <text:span text:style-name="T31">Il progetto si ispira alle pratiche di maggior successo sperimentate nel mondo. Un progetto di respiro globale, che preveda la possibilità di realizzare corsi in inglese accessibili ad una platea internazionale oppure l'inclusione di corsi online esterni, sotto forma di </text:span><text:span text:style-name="T7">open educational resources</text:span><text:span text:style-name="T31">. </text:span><text:s/></text:p>
      <text:p text:style-name="P1">Le diverse modalità si articolano nel modo seguente:</text:p>
      <text:list xml:id="list3066766906836391931" text:style-name="WWNum6">
        <text:list-item>
          <text:p text:style-name="P26"><text:span text:style-name="T2">Blended learning</text:span>. <text:span text:style-name="T12">Consiste nell'impiego di pratiche didattiche sia in presenza che online, in una varietà di combinazioni, che si estendono dai paradigmi più convenzionali, dove si offrono i contenuti online a supporto delle lezioni frontali, a quelli più recenti, come il </text:span><text:span text:style-name="T3">flipping</text:span><text:span text:style-name="T12">, con il quale i contenuti sono erogati mediante servizi </text:span><text:span text:style-name="T15">online</text:span><text:span text:style-name="T12"> e gli incontri in aula sono dedicati ad approfondimenti, discussione di problemi, esercizi, interventi di esperti.</text:span></text:p>
        </text:list-item>
        <text:list-item>
          <text:p text:style-name="P26">Corsi online per studenti “disagiati”. <text:span text:style-name="T13">Possono essere considerati corsi in modalità </text:span><text:span text:style-name="T4">blended</text:span><text:span text:style-name="T13"> nei quali gli incontri in aula sono sostituiti da forme di didattica online di tipo interattivo: forum, mailing list, blog, microblog ed altri strumenti Web. Sono corsi rivolti a studenti che si trovano nell'impossibilità di frequentare regolarmente le sedi universitarie.</text:span></text:p>
        </text:list-item>
        <text:list-item>
          <text:p text:style-name="P27">Corsi online <text:span text:style-name="T20">per il</text:span> <text:span text:style-name="T2">lifelong learning</text:span>. <text:span text:style-name="T17">Non differiscono dai precedenti nella tecnologia ma nella pedagogia. Infatti, in tema di </text:span><text:span text:style-name="T8">lifelong learning</text:span><text:span text:style-name="T17"> gli studenti sono persone che devono racimolare i tempi dello studio in giornate dense di impegni di lavoro e di famiglia; inoltre hanno necessità formative molto specifiche che devono potersi situare efficacemente e rapidamente nei propri contesti professionali. <text:s/>Il contesto online è ottimale per affrontare situazioni del genere ma richiede anche un approccio diverso da parte del docente.</text:span></text:p>
        </text:list-item>
        <text:list-item>
          <text:p text:style-name="P26">MOOC. <text:span text:style-name="T18">Non rappresentano il futuro della formazione universitaria, se con questo si intende che un giorno sostituiscano i corsi tradizionali. Possono tuttavia integrare utilmente le altre offerte didattiche: sono un'ottima forma di promozione dell'Ateneo (se funzionano); possono essere utilizzati per facilitare l'ingresso all'università; sono integrabili con altre modalità: un docente può decidere di includere la partecipazione ad un MOOC di un'altra organizzazione all'interno di un proprio corso in modalità </text:span><text:span text:style-name="T5">blended</text:span><text:span text:style-name="T18">. <text:s text:c="2"/></text:span></text:p>
        </text:list-item>
      </text:list>
      <text:p text:style-name="P16"/>
      <text:p text:style-name="SF-paragrafo">Ove possibile, verranno im<text:span text:style-name="T21">piegate e valorizzate le risorse e le competenze esistenti nell'Ateneo.</text:span></text:p>
      <text:p text:style-name="SF-paragrafo"/>
      <text:p text:style-name="P3">Il progetto prevede inoltre che l'Ateneo si doti di un assetto normativo idoneo alla valutazione dei carichi didattici nel contesto della didattica online. In particolare i carichi dovranno essere stimati nei termini di “didattica erogativa” e “didattica interattiva” <text:span text:style-name="T23">che sostituiscono il concetto di “didattica frontale”, secondo le Linee Guida in materia di Corsi di Studio a distanza emanate </text:span><text:soft-page-break/><text:span text:style-name="T23">dall'ANVUR</text:span><text:span text:style-name="T23"><text:note text:id="ftn1" text:note-class="footnote"><text:note-citation>1</text:note-citation><text:note-body><text:p text:style-name="P18">Linee Guida per le valutazioni pre-attivazione dei Corsi di Studio in modalità telematica da parte delle Commissioni di Esperti della Valutazione (CEV), ai sensi dell'art. 4, comma 4 del Decreto Ministeriale 30 gennaio 2013 n.47 <text:span text:style-name="T17">(</text:span><text:a xlink:type="simple" xlink:href="http://is.gd/linee_guida_cds"><text:span text:style-name="T17">http://is.gd/linee_guida_cds</text:span></text:a><text:span text:style-name="T17"> – file PDF, 941 KB)</text:span>.</text:p></text:note-body></text:note></text:span></text:p>
      <text:p text:style-name="P17"/>
      <text:p text:style-name="SF-paragrafo">Laddove si renda necessario il ricorso a nuovi strumenti software, verrà data priorità al <text:span text:style-name="T2">free software</text:span> e all'<text:span text:style-name="T2">open source</text:span>, <text:span text:style-name="T22">in armonia con la Direttiva “Stanca” del 19 dicembre 2003</text:span><text:note text:id="ftn2" text:note-class="footnote"><text:note-citation>2</text:note-citation><text:note-body><text:p text:style-name="P19"><text:span text:style-name="T22">La Direttiva Stanca del 19 dicembre 2003, pubblicata sulla Gazzetta Ufficiale Serie Generale n. 31 del 7 febbraio 2004,</text:span> reca le regole ed i criteri tecnici per l'acquisto ed anche per il riuso del software nella Pubblica <text:span text:style-name="T22">A</text:span>mministrazione.<text:span text:style-name="T22"> In particolare, </text:span>viene indicato come le Pubbliche <text:span text:style-name="T22">A</text:span>mministrazioni debbano tenere conto dell<text:span text:style-name="T22">a disponibilità</text:span> dei programmi informatici a codice sorgente aperto. L'inclusione di questa tipologia d<text:span text:style-name="T22">i software</text:span> all'interno delle soluzioni tecniche tra cui scegliere contribuisce ad ampliare la gamma delle opportunità e delle possibilità in un quadro di economicità, equilibrio, pluralismo e aperta competizione.<text:span text:style-name="T22"> (</text:span><text:a xlink:type="simple" xlink:href="http://is.gd/direttiva_stanca"><text:span text:style-name="T22">http://is.gd/direttiva_stanca</text:span></text:a><text:span text:style-name="T22">)</text:span></text:p></text:note-body></text:note>, sia per ragioni di convenienza economica che per implicazioni <text:span text:style-name="T33">di natura </text:span>etic<text:span text:style-name="T33">a</text:span> e educativ<text:span text:style-name="T33">a</text:span>.</text:p>
      <text:p text:style-name="P2"/>
      <text:p text:style-name="P9">Il progetto si articola in tre fasi, grosso modo coincidenti con i tre anni del Piano: “Realizzazione dei servizi”, “Avvio e cura dei corsi”, “Consolidamento”. Quello che segue è un primo elenco dei <text:span text:style-name="T33">compiti</text:span> in cui si articolano le tre fasi e che compaiono nel diagramma di Gantt allegato. Nel diagramma l'origine dei tempi coincide con la data di presentazione del Piano Strategico del 2 dicembre 2015. La fine è posta il 31 dicembre 2018. I titoli sono qui lievemente estesi e commentati succintamente. </text:p>
      <text:p text:style-name="SF-paragrafo"/>
      <text:p text:style-name="SF-paragrafo"/>
      <text:p text:style-name="Heading_20_4"><text:span text:style-name="T29">1. </text:span>Realizzazione dei servizi</text:p>
      <text:p text:style-name="Heading_20_5"><text:span text:style-name="T29">1.1 </text:span>Ricognizioni iniziative di didattica online nel mondo</text:p>
      <text:p text:style-name="SF-paragrafo"><text:bookmark-start text:name="__DdeLink__81_1914486930"/>È il lavoro che stiamo conducendo in questa prima fase. <text:span text:style-name="T24">Si visitano i siti delle istituzioni universitarie che mostrano di avere maggiore esperienza in materia. Se necessario verranno contattati direttamente i responsabili dei relativi progetti per raccogliere informazioni più specifiche.</text:span><text:bookmark-end text:name="__DdeLink__81_1914486930"/><text:span text:style-name="T24"> </text:span></text:p>
      <text:p text:style-name="P32"><text:span text:style-name="T29">1.2 </text:span>Redazione di un piano sintetico</text:p>
      <text:p text:style-name="SF-paragrafo"><text:bookmark-start text:name="__DdeLink__83_1914486930"/>In sostanza <text:span text:style-name="T34">si tratta del completamento di questa bozza. <text:s/>Il piano sintetico servirà da base per la ricognizione delle risorse esistenti nell'Ateneo e per il reperimento di eventuali risorse Web. Solo successivamente sarà possibile stendere un piano dettagliato. </text:span><text:bookmark-end text:name="__DdeLink__83_1914486930"/></text:p>
      <text:p text:style-name="Heading_20_5"><text:span text:style-name="T29">1.3 </text:span>Ricognizione delle risorse esistenti in Ateneo</text:p>
      <text:p text:style-name="P4"><text:bookmark-start text:name="__DdeLink__86_1914486930"/><text:span text:style-name="T24">La ricognizione delle risorse esistenti sarà volta a valorizzare eventuali esperienze pregresse di didattica online e a valutare eventuali sistemi informatici già sviluppati all'interno dell'Ateneo, con particolare riferimento ai </text:span><text:span text:style-name="T6">Content Management System</text:span><text:span text:style-name="T24"> (CMS). Tali sistemi devono presentare adeguate funzionalità di gestione dei contenuti ma devono anche consentire varie forme di interattività. Le possibilità sono tre:</text:span></text:p>
      <text:list xml:id="list720163286958418552" text:style-name="L1">
        <text:list-item>
          <text:p text:style-name="P28">Adattare e utilizzare un CMS già sviluppato in Ateneo, presumibilmente con componenti <text:span text:style-name="T11">open source</text:span>. In questo caso le risorse umane necessarie all'adattamento potr<text:span text:style-name="T35">ebbero</text:span> essere negoziate con il gruppo che ha sviluppato il sistema.</text:p>
        </text:list-item>
        <text:list-item>
          <text:p text:style-name="P28">Sviluppare <text:span text:style-name="T2">ex novo</text:span> un CMS con componenti <text:span text:style-name="T2">open source</text:span>. In tal caso le risorse umane vanno <text:span text:style-name="T35">probabilmente </text:span>reperite anch'esse <text:span text:style-name="T2">ex novo</text:span>. </text:p>
        </text:list-item>
        <text:list-item>
          <text:p text:style-name="P28">Acquistare un prodotto commerciale.<text:bookmark-end text:name="__DdeLink__86_1914486930"/></text:p>
        </text:list-item>
      </text:list>
      <text:p text:style-name="P5"/>
      <text:p text:style-name="Heading_20_5"><text:span text:style-name="T29">1.4 </text:span>Reperimento risorse Web</text:p>
      <text:p text:style-name="P6"><text:bookmark-start text:name="__DdeLink__89_1914486930"/>Si tratta di scegliere i provider di corsi MOOC con cui convenzionarsi per consentire a singoli docenti di offrire i propri corsi.<text:bookmark-end text:name="__DdeLink__89_1914486930"/> <text:span text:style-name="T35">Un grande Ateneo come l'Università di Firenze non dovrebbe avere problemi a stipulare convezioni con i maggiori provider</text:span></text:p>
      <text:p text:style-name="P6"><text:soft-page-break/></text:p>
      <text:p text:style-name="Heading_20_5"><text:span text:style-name="T29">1.5 </text:span>Redazione piano dettagliato</text:p>
      <text:p text:style-name="P6"><text:bookmark-start text:name="__DdeLink__91_1914486930"/>In questo piano dovranno essere specificati tutti gli elementi necessari alla realizzazione dei servizi. Rappresenta il primo <text:span text:style-name="T2">milestone</text:span> del progetto.<text:bookmark-end text:name="__DdeLink__91_1914486930"/></text:p>
      <text:p text:style-name="P6"/>
      <text:p text:style-name="Heading_20_5"><text:span text:style-name="T29">1.6 </text:span>Realizzazione dei servizi</text:p>
      <text:p text:style-name="P7"><text:span text:style-name="T32">Questo compito</text:span><text:bookmark-start text:name="__DdeLink__93_1914486930"/> andrà esplicitato <text:span text:style-name="T32">minuziosamente nel piano dettagliato, mediante</text:span> un proprio diagramma dei tempi. Sarà possibile entrarvi nel merito solo dopo che sarà stata completata la fase di ricognizione delle risorse disponibili nell'Ateneo e dopo che saranno stati reperite e selezionate eventuali risorse Web.</text:p>
      <text:p text:style-name="P7">Il sistema consisterà in un insieme di servizi, fra i quali <text:span text:style-name="T25">(</text:span>provvisoriamente<text:span text:style-name="T25">)</text:span>:</text:p>
      <text:list xml:id="list8473014799187023635" text:style-name="L2">
        <text:list-item>
          <text:p text:style-name="P29">servizio CMS per la gestione dei contenuti e l'interattività</text:p>
        </text:list-item>
        <text:list-item>
          <text:p text:style-name="P29">servizio di consulenza per la preparazione e conduzione dei corsi nelle varie modalità</text:p>
        </text:list-item>
        <text:list-item>
          <text:p text:style-name="P29">servizio per la produzione di materiali audiovisivi</text:p>
        </text:list-item>
        <text:list-item>
          <text:p text:style-name="P29">servizi Web esterni per la produzione di corsi MOOC</text:p>
        </text:list-item>
      </text:list>
      <text:p text:style-name="P7"/>
      <text:p text:style-name="Heading_20_5"><text:bookmark-end text:name="__DdeLink__93_1914486930"/><text:span text:style-name="T29">1.7 </text:span>Regolamento CFU corsi a distanza</text:p>
      <text:p text:style-name="P8"><text:bookmark-start text:name="__DdeLink__95_1914486930"/>Nella normativa di quasi tutti gli Atenei manca una normativa esaustiva che consenta di regolamentare i carichi didattici nel contesto delle varie tipologie di insegnamento <text:span text:style-name="T14">online</text:span>. In realtà la legge fornisce i riferimenti necessari in materia di Corsi di Studio di tipo telematico <text:span text:style-name="T25">in maniera molto precisa</text:span> e al passo con lo stato dell'arte a livello <text:span text:style-name="T25">inter</text:span>nazionale. <text:span text:style-name="T25">Ciò nonostante nella pratica tale normativa è sostanzialmente inapplicata. </text:span></text:p>
      <text:p text:style-name="P8">Quest<text:span text:style-name="T32">o compito</text:span> è molto importante perché consente di colmare una lacuna che <text:span text:style-name="T25">inevitabilmente </text:span>inibirebbe la volontà <text:span text:style-name="T25">di molti docenti </text:span>di sperimentare <text:span text:style-name="T25">nuove </text:span>soluzion<text:span text:style-name="T25">i</text:span>, stante <text:span text:style-name="T25">il fatto </text:span>che la regolamentazione dei corsi convenzionali è semplicemente inapplicabile <text:span text:style-name="T25">ai contesti online</text:span>. È un lavoro che può procedere in maniera abbastanza svincolata da<text:span text:style-name="T32">gli altri</text:span>, una volta che sia stato definito il piano dettagliato. <text:bookmark-end text:name="__DdeLink__95_1914486930"/></text:p>
      <text:p text:style-name="P7"/>
      <text:p text:style-name="Heading_20_5"><text:span text:style-name="T29">1.8 </text:span>Redazione di una “carta dei servizi”</text:p>
      <text:p text:style-name="P10"><text:bookmark-start text:name="__DdeLink__267_8668548"/>Si intende con questa un documento che descriva i servizi disponibili e guidi i docenti all'applicazione dei metodi <text:span text:style-name="T14">online</text:span>, nelle varie declinazioni. È il punto di partenza per qualsiasi nuova pratica didattica online.<text:bookmark-end text:name="__DdeLink__267_8668548"/></text:p>
      <text:p text:style-name="P10"/>
      <text:p text:style-name="Heading_20_5"><text:span text:style-name="T29">1.9 </text:span>Evento di pubblicizzazione della “carta dei servizi”</text:p>
      <text:p text:style-name="P10"><text:bookmark-start text:name="__DdeLink__269_8668548"/>Un evento pubblico dove si presenta <text:span text:style-name="T26">in termini generali </text:span>la “carta dei servizi”. È il secondo <text:span text:style-name="T2">milestone</text:span> del progetto. <text:bookmark-end text:name="__DdeLink__269_8668548"/></text:p>
      <text:p text:style-name="P10"/>
      <text:p text:style-name="P33"><text:span text:style-name="T29">1.10 </text:span>Disseminazione nell'Ateneo</text:p>
      <text:p text:style-name="P11"><text:span text:style-name="T35">Consiste in un'azione di</text:span><text:bookmark-start text:name="__DdeLink__271_8668548"/> divulgazione capillare delle caratteristiche dei servizi. Ad esempio una serie <text:span text:style-name="T26">di incontri nei Dipartimenti e nelle Scuole, dove si discutano anche eventuali aspetti di didattica online peculiari dei vari ambiti disciplinari. Da questi incontri verranno ricavati i primi </text:span><text:span text:style-name="T9">feedback</text:span><text:span text:style-name="T26"> da utilizzare per eventuali correzioni.</text:span><text:bookmark-end text:name="__DdeLink__271_8668548"/></text:p>
      <text:p text:style-name="P11"/>
      <text:p text:style-name="P31"><text:span text:style-name="T29">2. </text:span>Avvio e cura dei corsi</text:p>
      <text:p text:style-name="Heading_20_5"><text:span text:style-name="T29">2.1 </text:span>Gestazione dei primi corsi</text:p>
      <text:p text:style-name="P12"><text:bookmark-start text:name="__DdeLink__274_8668548"/>Il <text:span text:style-name="T27">servizio di consulenza per la preparazione e conduzione dei corsi </text:span>dovrà anche farsi carico <text:soft-page-break/>dell'assistenza nelle fasi iniziali di ogni nuova iniziativa didattica <text:span text:style-name="T14">online</text:span>, ove necessario.<text:bookmark-end text:name="__DdeLink__274_8668548"/></text:p>
      <text:p text:style-name="P34"><text:span text:style-name="T29">2.2 </text:span>Inizio del primo corso</text:p>
      <text:p text:style-name="P12"><text:bookmark-start text:name="__DdeLink__276_8668548"/>L'inizio del primo corso rappresenta il terzo <text:span text:style-name="T2">milestone</text:span> del progetto.<text:bookmark-end text:name="__DdeLink__276_8668548"/></text:p>
      <text:p text:style-name="P12"/>
      <text:p text:style-name="Heading_20_5"><text:span text:style-name="T29">2.3 </text:span>Monitoraggio dei corsi</text:p>
      <text:p text:style-name="P12"><text:bookmark-start text:name="__DdeLink__278_8668548"/>Il monitoraggio dei corsi comporta che durante lo svolgimento delle attività didattiche si mantenga un rapporto di collaborazione fra il servizio di preparazione e conduzione dei corsi e i docenti. È da questa relazione che emergeranno i <text:span text:style-name="T2">feedback</text:span> necessari <text:span text:style-name="T35">per correggere e migliorare i</text:span> servizi.<text:bookmark-end text:name="__DdeLink__278_8668548"/></text:p>
      <text:p text:style-name="P12"/>
      <text:p text:style-name="Heading_20_5"><text:span text:style-name="T29">2.4 </text:span>Raccolta e analisi dei <text:span text:style-name="T2">feedback</text:span></text:p>
      <text:p text:style-name="P13"><text:bookmark-start text:name="__DdeLink__280_8668548"/>Monitoraggio, raccolta e analisi dei <text:span text:style-name="T2">fee</text:span><text:span text:style-name="T10">d</text:span><text:span text:style-name="T2">back</text:span> sono fondamentali per la qualità del progetto. La raccolta dei <text:span text:style-name="T2">feedback</text:span> dovrà essere una una pratica costante del sistema anche quando questo sarà a regime. Nel diagramma la fase termina alla fine del 2017 per avere il tempo, all'inizio del 2018, di dar luogo ad un ciclo di revisione e miglioramento del progetto. <text:bookmark-end text:name="__DdeLink__280_8668548"/></text:p>
      <text:p text:style-name="P13"/>
      <text:p text:style-name="Heading_20_4"><text:span text:style-name="T29">3. </text:span>Consolidamento</text:p>
      <text:p text:style-name="P35"><text:span text:style-name="T29">3.1 </text:span>Correzioni <text:span text:style-name="T28">conseguenti ai</text:span> <text:span text:style-name="T2">feedback</text:span></text:p>
      <text:p text:style-name="P14"><text:bookmark-start text:name="__DdeLink__282_8668548"/>I primi mesi del terzo anno verranno dedicati ad un ultimo ciclo di aggiustamenti conseguenti ai <text:span text:style-name="T2">feedback</text:span> raccolti nella fase precedente.<text:bookmark-end text:name="__DdeLink__282_8668548"/></text:p>
      <text:p text:style-name="P14"/>
      <text:p text:style-name="Heading_20_5"><text:span text:style-name="T29">3.2 </text:span>Monitoraggio dei corsi a regime</text:p>
      <text:p text:style-name="P15"><text:bookmark-start text:name="__DdeLink__284_8668548"/>È qui che dovranno consolidarsi le pratiche di monitoraggio a regime: anche se il progetto terminerà alla fine del triennio, la pratica di monitoraggio, raccolta di <text:span text:style-name="T2">feedback</text:span> e aggiustamento dovrà far parte dei lasciti del progetto, in armonia con il concetto di <text:span text:style-name="T2">learning organization</text:span>.<text:bookmark-end text:name="__DdeLink__284_8668548"/></text:p>
      <text:p text:style-name="P15"/>
      <text:p text:style-name="P36"><text:span text:style-name="T16">3.3 </text:span>Wrap up</text:p>
      <text:p text:style-name="P30"><text:bookmark-start text:name="__DdeLink__286_8668548"/>Negli ultimi mesi del progetto dovranno avere luogo attività di documentazione, pubblicazione e disseminazione degli esiti del progetto, ivi incluse riflessioni sulle problematiche emerse e <text:s/>prospettive su future azioni di perfezionamento.<text:bookmark-end text:name="__DdeLink__286_8668548"/></text:p>
      <text:p text:style-name="P30"/>
      <text:p text:style-name="Heading_20_5"><text:span text:style-name="T29">3.4 </text:span>Evento di <text:span text:style-name="T2">wrap up</text:span></text:p>
      <text:p text:style-name="P15"><text:bookmark-start text:name="__DdeLink__288_8668548"/>Le suddette attività culmineranno in un evento pubblico finale che rappresenta l'ultimo <text:span text:style-name="T2">milestone</text:span> del progetto.<text:bookmark-end text:name="__DdeLink__288_8668548"/> <text:s/></text:p>
      <text:p text:style-name="P14"/>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SF-paragrafo" style:family="paragraph" style:parent-style-name="Standard" style:default-outline-level="">
      <style:paragraph-properties fo:margin-left="0mm" fo:margin-right="0mm" fo:margin-top="0mm" fo:margin-bottom="0mm" style:contextual-spacing="false" fo:text-align="start" style:justify-single-word="false" fo:text-indent="5.08m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1"/>
      </text:list-level-style-bullet>
      <text:list-level-style-bullet text:level="3" text:style-name="ListLabel_20_47"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1"/>
      </text:list-level-style-bullet>
      <text:list-level-style-bullet text:level="4" text:style-name="ListLabel_20_46"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ListLabel_20_47"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1"/>
      </text:list-level-style-bullet>
      <text:list-level-style-bullet text:level="6" text:style-name="ListLabel_20_47"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1"/>
      </text:list-level-style-bullet>
      <text:list-level-style-bullet text:level="7" text:style-name="ListLabel_20_46"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1"/>
      </text:list-level-style-bullet>
      <text:list-level-style-bullet text:level="9" text:style-name="ListLabel_20_47"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5T16:05:35.890262819</meta:creation-date>
    <dc:date>2015-12-07T21:03:16.995486787</dc:date>
    <meta:editing-duration>PT16H58M46S</meta:editing-duration>
    <meta:editing-cycles>44</meta:editing-cycles>
    <meta:generator>LibreOffice/4.2.8.2$Linux_x86 LibreOffice_project/420m0$Build-2</meta:generator>
    <meta:document-statistic meta:table-count="0" meta:image-count="0" meta:object-count="0" meta:page-count="4" meta:paragraph-count="66" meta:word-count="1667" meta:character-count="11309" meta:non-whitespace-character-count="9699"/>
  </office:meta>
</office:document-meta>
</file>